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Handling.ErrorHandling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rrorHandling.ignoreMissingBlo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Handling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rrorHandling.ErrorHand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